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229.24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am Young</text:p>
          </table:table-cell>
          <table:table-cell office:value-type="string" calcext:value-type="string">
            <text:p>Antichrist, The Adversary, Destroyer of Kings, Angel of the Bottomless Pit, Prince of this World and Lord of Darkn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tagonis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gnes Nutter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hema Devic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otagon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hur Young</text:p>
          </table:table-cell>
          <table:table-cell office:value-type="string" calcext:value-type="string">
            <text:p>Mr. You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iraphale</text:p>
          </table:table-cell>
          <table:table-cell office:value-type="string" calcext:value-type="string">
            <text:p>angel, A.Z. Fell, Brother Francis, Mr. Cort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tagon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lzebub</text:p>
          </table:table-cell>
          <table:table-cell office:value-type="string" calcext:value-type="string">
            <text:p>Beez, Lord of the Flie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 Ted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rowley</text:p>
          </table:table-cell>
          <table:table-cell office:value-type="string" calcext:value-type="string">
            <text:p>Crawley, Anthony J. Crowley, A.J. Crowley, Nanny Ashtoreth, Mr. Harrison, Serpent of E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tagon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gon</text:p>
          </table:table-cell>
          <table:table-cell office:value-type="string" calcext:value-type="string">
            <text:p>Lord of the Fi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rdre Young</text:p>
          </table:table-cell>
          <table:table-cell office:value-type="string" calcext:value-type="string">
            <text:p>Mrs. You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ne</text:p>
          </table:table-cell>
          <table:table-cell office:value-type="string" calcext:value-type="string">
            <text:p>Dr Raven Sable, Bla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Archangel Gabri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ser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sy Johnso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et Dowling</text:p>
          </table:table-cell>
          <table:table-cell office:value-type="string" calcext:value-type="string">
            <text:p>Mrs. Dowl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tur</text:p>
          </table:table-cell>
          <table:table-cell office:value-type="string" calcext:value-type="string">
            <text:p>Duke of He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 Express Man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ur</text:p>
          </table:table-cell>
          <table:table-cell office:value-type="string" calcext:value-type="string">
            <text:p>Duke of He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me Tracy</text:p>
          </table:table-cell>
          <table:table-cell office:value-type="string" calcext:value-type="string">
            <text:p>Marjorie Po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otagon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tron</text:p>
          </table:table-cell>
          <table:table-cell office:value-type="string" calcext:value-type="string">
            <text:p>Voice of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Archangel Micha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 Pulsifer</text:p>
          </table:table-cell>
          <table:table-cell office:value-type="string" calcext:value-type="string">
            <text:p>New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tagon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Pippin Galadriel Moonchild, Pe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condary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gbog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hite, Chalky, Weiss, Blanc, Albus, Snow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alpho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an</text:p>
          </table:table-cell>
          <table:table-cell office:value-type="string" calcext:value-type="string">
            <text:p>Lucifer, Luzbel, The Adversary, Dev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well</text:p>
          </table:table-cell>
          <table:table-cell office:value-type="string" calcext:value-type="string">
            <text:p>Witchfinder Sergeant Shadwell, Mr. Shadwe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tagon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ster Mary Loquacious</text:p>
          </table:table-cell>
          <table:table-cell office:value-type="string" calcext:value-type="string">
            <text:p>Mary Hodg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uzz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ddeus Dowling</text:p>
          </table:table-cell>
          <table:table-cell office:value-type="string" calcext:value-type="string">
            <text:p>Ted, Mr. Dow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u-Shalt-Not-Commit-Adultery Pulsifer</text:p>
          </table:table-cell>
          <table:table-cell office:value-type="string" calcext:value-type="string">
            <text:p>Adultery Pulsi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iel</text:p>
          </table:table-cell>
          <table:table-cell office:value-type="string" calcext:value-type="string">
            <text:p>Archangel Urie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armine Zuigi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co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lock Dowling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sleydale</text:p>
          </table:table-cell>
          <table:table-cell office:value-type="string" calcext:value-type="string">
            <text:p>Jeremy Wensleyd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tiary</text:p>
          </table:table-cell>
          <table:table-cell table:number-columns-repeated="4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20:03:01.681953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40:19.569166019</meta:creation-date>
    <dc:date>2020-12-08T20:03:26.999508548</dc:date>
    <meta:editing-duration>P1DT15H26M3S</meta:editing-duration>
    <meta:editing-cycles>54</meta:editing-cycles>
    <meta:generator>LibreOffice/6.0.7.3$Linux_X86_64 LibreOffice_project/00m0$Build-3</meta:generator>
    <meta:document-statistic meta:table-count="1" meta:cell-count="154" meta:object-count="0"/>
  </office:meta>
</office:document-meta>
</file>